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6400000038440F2A58A.png" manifest:media-type=""/>
  <manifest:file-entry manifest:full-path="Pictures/1000000000000640000003840A443013.png" manifest:media-type=""/>
  <manifest:file-entry manifest:full-path="Pictures/100000000000024100000235A26DD0DA.png" manifest:media-type=""/>
  <manifest:file-entry manifest:full-path="Pictures/100000000000021E00000220E1510591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38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6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75cm, 21.082cm, 7.163cm, 10.16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72cm, 21.082cm, 9.906cm, 8.433cm)" draw:image-opacity="100%" style:mirror="none"/>
    </style:style>
    <style:style style:name="gr8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style:text-position="sub 58%" fo:font-family="'Times New Roman'" style:font-family-generic="roman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.413cm" svg:height="0.962cm" svg:x="6.814cm" svg:y="10.752cm">
          <draw:text-box>
            <text:p>L</text:p>
          </draw:text-box>
        </draw:frame>
        <draw:line draw:style-name="gr2" draw:text-style-name="P1" draw:layer="layout" svg:x1="6.568cm" svg:y1="11.233cm" svg:x2="4.73cm" svg:y2="11.233cm">
          <text:p/>
        </draw:line>
        <draw:line draw:style-name="gr2" draw:text-style-name="P1" draw:layer="layout" svg:x1="7.93cm" svg:y1="11.233cm" svg:x2="9.768cm" svg:y2="11.233cm">
          <text:p/>
        </draw:line>
        <draw:frame draw:style-name="gr1" draw:layer="layout" svg:width="2.413cm" svg:height="0.962cm" svg:x="12.715cm" svg:y="10.753cm">
          <draw:text-box>
            <text:p>L</text:p>
          </draw:text-box>
        </draw:frame>
        <draw:line draw:style-name="gr2" draw:text-style-name="P1" draw:layer="layout" svg:x1="12.469cm" svg:y1="11.234cm" svg:x2="10.631cm" svg:y2="11.234cm">
          <text:p/>
        </draw:line>
        <draw:line draw:style-name="gr2" draw:text-style-name="P1" draw:layer="layout" svg:x1="13.831cm" svg:y1="11.234cm" svg:x2="15.669cm" svg:y2="11.234cm">
          <text:p/>
        </draw:line>
        <draw:frame draw:style-name="gr3" draw:layer="layout" svg:width="4.191cm" svg:height="1.012cm" svg:x="3.975cm" svg:y="4.556cm">
          <draw:text-box>
            <text:p>a) a-SiO2</text:p>
          </draw:text-box>
        </draw:frame>
        <draw:frame draw:style-name="gr3" draw:layer="layout" svg:width="4.191cm" svg:height="1.012cm" svg:x="9.876cm" svg:y="4.556cm">
          <draw:text-box>
            <text:p>b) a-Si</text:p>
          </draw:text-box>
        </draw:frame>
        <draw:frame draw:style-name="gr4" draw:text-style-name="P1" draw:layer="layout" svg:width="5.08cm" svg:height="5.08cm" svg:x="4.71cm" svg:y="5.645cm">
          <draw:image xlink:href="Pictures/100000000000021E00000220E1510591.png" xlink:type="simple" xlink:show="embed" xlink:actuate="onLoad">
            <text:p/>
          </draw:image>
        </draw:frame>
        <draw:frame draw:style-name="gr4" draw:text-style-name="P1" draw:layer="layout" svg:width="5.08cm" svg:height="4.978cm" svg:x="10.687cm" svg:y="5.825cm">
          <draw:image xlink:href="Pictures/100000000000024100000235A26DD0DA.png" xlink:type="simple" xlink:show="embed" xlink:actuate="onLoad">
            <text:p/>
          </draw:image>
        </draw:frame>
        <draw:custom-shape draw:style-name="gr5" draw:text-style-name="P1" draw:layer="layout" svg:width="5.107cm" svg:height="5.08cm" svg:x="4.711cm" svg:y="5.6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107cm" svg:height="5.08cm" svg:x="10.612cm" svg:y="5.6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5.104cm" svg:height="5.46cm" svg:x="4.337cm" svg:y="13.019cm">
          <draw:image xlink:href="Pictures/1000000000000640000003840A443013.png" xlink:type="simple" xlink:show="embed" xlink:actuate="onLoad">
            <text:p/>
          </draw:image>
        </draw:frame>
        <draw:frame draw:style-name="gr7" draw:text-style-name="P1" draw:layer="layout" svg:width="5.892cm" svg:height="4.292cm" svg:x="9.259cm" svg:y="13.59cm">
          <draw:image xlink:href="Pictures/10000000000006400000038440F2A58A.png" xlink:type="simple" xlink:show="embed" xlink:actuate="onLoad">
            <text:p/>
          </draw:image>
        </draw:frame>
        <draw:frame draw:style-name="gr3" draw:text-style-name="P2" draw:layer="layout" svg:width="4.191cm" svg:height="1.162cm" svg:x="4.476cm" svg:y="12.556cm">
          <draw:text-box>
            <text:p><text:span text:style-name="T1">a) a-SiO</text:span><text:span text:style-name="T2">2</text:span></text:p>
          </draw:text-box>
        </draw:frame>
        <draw:frame draw:style-name="gr3" draw:text-style-name="P2" draw:layer="layout" svg:width="4.191cm" svg:height="1.012cm" svg:x="9.477cm" svg:y="12.556cm">
          <draw:text-box>
            <text:p><text:span text:style-name="T1">b) a-Si</text:span></text:p>
          </draw:text-box>
        </draw:frame>
        <draw:custom-shape draw:style-name="gr8" draw:text-style-name="P1" draw:layer="layout" svg:width="1.016cm" svg:height="0.762cm" svg:x="3.921cm" svg:y="17.63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son </meta:initial-creator>
    <meta:creation-date>2013-07-09T17:56:11</meta:creation-date>
    <dc:date>2013-08-01T15:08:20</dc:date>
    <dc:creator>jason </dc:creator>
    <meta:editing-duration>PT42M7S</meta:editing-duration>
    <meta:editing-cycles>11</meta:editing-cycles>
    <meta:generator>LibreOffice/4.0.2.2$Linux_X86_64 LibreOffice_project/400m0$Build-2</meta:generator>
    <meta:document-statistic meta:object-count="17"/>
  </office:meta>
</office:document-meta>
</file>